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72e2" officeooo:paragraph-rsid="001872e2"/>
    </style:style>
    <style:style style:name="P2" style:family="paragraph" style:parent-style-name="Text_20_body">
      <style:text-properties officeooo:paragraph-rsid="001872e2"/>
    </style:style>
    <style:style style:name="P3" style:family="paragraph" style:parent-style-name="Heading_20_1">
      <style:text-properties officeooo:rsid="001872e2" officeooo:paragraph-rsid="001872e2"/>
    </style:style>
    <style:style style:name="P4" style:family="paragraph" style:parent-style-name="Heading_20_1">
      <style:text-properties officeooo:rsid="001b7ba5" officeooo:paragraph-rsid="001b7ba5"/>
    </style:style>
    <style:style style:name="T1" style:family="text">
      <style:text-properties officeooo:rsid="001b7b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uavo Geräte</text:p>
      <text:h text:style-name="P3" text:outline-level="1">Einleitung</text:h>
      <text:p text:style-name="P2"/>
      <text:h text:style-name="Heading_20_1" text:outline-level="1"><text:span text:style-name="T1">Puavo-</text:span>Geräte</text:h>
      <text:h text:style-name="Heading_20_2" text:outline-level="2">Laptop</text:h>
      <text:p text:style-name="Text_20_body"/>
      <text:h text:style-name="Heading_20_2" text:outline-level="2">Fatclient</text:h>
      <text:p text:style-name="P1"/>
      <text:h text:style-name="Heading_20_2" text:outline-level="2">Wireless-Accesspoint</text:h>
      <text:h text:style-name="P4" text:outline-level="1">Andere Gerä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4:35:03.698689980</meta:creation-date>
    <dc:date>2017-06-25T15:16:47.073548335</dc:date>
    <meta:editing-duration>PT41M43S</meta:editing-duration>
    <meta:editing-cycles>2</meta:editing-cycles>
    <meta:generator>LibreOffice/5.2.6.2$Linux_x86 LibreOffice_project/a3100ed2409ebf1c212f5048fbe377c281438fdc</meta:generator>
    <meta:document-statistic meta:table-count="0" meta:image-count="0" meta:object-count="0" meta:page-count="1" meta:paragraph-count="7" meta:word-count="9" meta:character-count="82" meta:non-whitespace-character-count="80"/>
  </office:meta>
</office:document-meta>
</file>